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" draw:marker-end-width="0.203cm" draw:fill="none" draw:textarea-vertical-align="middle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style:font-name="Liberation Serif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2.54cm" svg:height="0.889cm" svg:x="3.826cm" svg:y="4.717cm">
          <text:p text:style-name="P1"><text:span text:style-name="T1">Feature point</text:span></text:p>
          <text:p text:style-name="P1"><text:span text:style-name="T1">extrac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581cm" svg:y1="10.414cm" svg:x2="5.094cm" svg:y2="12.319cm" draw:start-shape="id1" draw:start-glue-point="8" draw:end-shape="id2" draw:end-glue-point="4" svg:d="M3581 10414v952h1513v953" svg:viewBox="0 0 1514 1906">
          <text:p/>
        </draw:connector>
        <draw:custom-shape draw:style-name="gr1" draw:text-style-name="P2" xml:id="id11" draw:id="id11" draw:layer="layout" svg:width="2.54cm" svg:height="0.635cm" svg:x="3.824cm" svg:y="13.853cm">
          <text:p text:style-name="P1"><text:span text:style-name="T1">Line fitti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606cm" svg:y1="10.414cm" svg:x2="5.094cm" svg:y2="12.319cm" draw:start-shape="id3" draw:start-glue-point="8" draw:end-shape="id2" draw:end-glue-point="4" svg:d="M6606 10414v952h-1512v953" svg:viewBox="0 0 1513 1906">
          <text:p/>
        </draw:connector>
        <draw:custom-shape draw:style-name="gr1" draw:text-style-name="P1" xml:id="id4" draw:id="id4" draw:layer="layout" svg:width="2.921cm" svg:height="1.143cm" svg:x="2.127cm" svg:y="0.127cm">
          <text:p text:style-name="P1"><text:span text:style-name="T1">Teach</text:span></text:p>
          <text:p text:style-name="P1"><text:span text:style-name="T1">image sequ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921cm" svg:height="1.143cm" svg:x="5.15cm" svg:y="0.127cm">
          <text:p text:style-name="P1"><text:span text:style-name="T1">Replay</text:span></text:p>
          <text:p text:style-name="P1"><text:span text:style-name="T1">image sequ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921cm" svg:height="1.143cm" svg:x="2.125cm" svg:y="2.921cm">
          <text:p text:style-name="P1"><text:span text:style-name="T1">Teach</text:span></text:p>
          <text:p text:style-name="P1"><text:span text:style-name="T1">map sequ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921cm" svg:height="1.143cm" svg:x="5.146cm" svg:y="2.921cm">
          <text:p text:style-name="P1"><text:span text:style-name="T1">Replay</text:span></text:p>
          <text:p text:style-name="P1"><text:span text:style-name="T1">map sequ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587cm" svg:y1="1.27cm" svg:x2="3.585cm" svg:y2="2.921cm" draw:start-shape="id4" draw:start-glue-point="8" draw:end-shape="id5" draw:end-glue-point="4" svg:d="M3587 1270v825h-2v826" svg:viewBox="0 0 3 1652">
          <text:p/>
        </draw:connector>
        <draw:connector draw:style-name="gr2" draw:text-style-name="P1" draw:layer="layout" svg:x1="6.61cm" svg:y1="1.27cm" svg:x2="6.606cm" svg:y2="2.921cm" draw:start-shape="id6" draw:start-glue-point="8" draw:end-shape="id7" draw:end-glue-point="4" svg:d="M6610 1270v825h-4v826" svg:viewBox="0 0 5 1652">
          <text:p/>
        </draw:connector>
        <draw:custom-shape draw:style-name="gr3" draw:text-style-name="P2" draw:layer="layout" svg:width="5.436cm" svg:height="0.635cm" svg:x="2.401cm" svg:y="1.666cm">
          <text:p text:style-name="P1"><text:span text:style-name="T1">Mapping func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35cm" svg:x1="6.606cm" svg:y1="4.064cm" svg:x2="5.096cm" svg:y2="4.717cm" draw:start-shape="id7" draw:start-glue-point="8" draw:end-shape="id8" draw:end-glue-point="0" svg:d="M6606 4064v361h-1510v292" svg:viewBox="0 0 1511 654">
          <text:p/>
        </draw:connector>
        <draw:custom-shape draw:style-name="gr1" draw:text-style-name="P1" xml:id="id9" draw:id="id9" draw:layer="layout" svg:width="2.425cm" svg:height="1.143cm" svg:x="3.883cm" svg:y="6.223cm">
          <text:p text:style-name="P1"><text:span text:style-name="T1">Feature po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921cm" svg:height="1.143cm" svg:x="2.121cm" svg:y="9.271cm">
          <text:p text:style-name="P1"><text:span text:style-name="T1">Teach pat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21cm" svg:height="1.143cm" svg:x="5.146cm" svg:y="9.271cm">
          <text:p text:style-name="P1"><text:span text:style-name="T1">Replay pat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585cm" svg:y1="4.064cm" svg:x2="3.581cm" svg:y2="9.271cm" draw:start-shape="id5" draw:start-glue-point="8" draw:end-shape="id1" draw:end-glue-point="4" svg:d="M3585 4064v2603h-4v2604" svg:viewBox="0 0 5 5208">
          <text:p/>
        </draw:connector>
        <draw:connector draw:style-name="gr2" draw:text-style-name="P1" draw:layer="layout" svg:x1="5.095cm" svg:y1="7.366cm" svg:x2="5.094cm" svg:y2="8.019cm" draw:start-shape="id9" draw:start-glue-point="8" draw:end-shape="id10" draw:end-glue-point="0" svg:d="M5095 7366v326h-1v327" svg:viewBox="0 0 2 654">
          <text:p/>
        </draw:connector>
        <draw:connector draw:style-name="gr2" draw:text-style-name="P1" draw:layer="layout" svg:x1="5.096cm" svg:y1="5.606cm" svg:x2="5.095cm" svg:y2="6.223cm" draw:start-shape="id8" draw:start-glue-point="2" draw:end-shape="id9" draw:end-glue-point="4" svg:d="M5096 5606v308h-1v309" svg:viewBox="0 0 2 618">
          <text:p/>
        </draw:connector>
        <draw:connector draw:style-name="gr2" draw:text-style-name="P1" draw:layer="layout" draw:type="lines" svg:x1="6.606cm" svg:y1="4.064cm" svg:x2="6.606cm" svg:y2="9.271cm" draw:start-shape="id7" draw:start-glue-point="8" draw:end-shape="id3" draw:end-glue-point="4" svg:d="M6606 4064v501 4204 502" svg:viewBox="0 0 1 5208">
          <text:p/>
        </draw:connector>
        <draw:custom-shape draw:style-name="gr3" draw:text-style-name="P2" xml:id="id10" draw:id="id10" draw:layer="layout" svg:width="5.436cm" svg:height="0.635cm" svg:x="2.376cm" svg:y="8.019cm">
          <text:p text:style-name="P1"><text:span text:style-name="T1">Patch extra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36cm" svg:height="0.635cm" svg:x="2.362cm" svg:y="11.049cm">
          <text:p text:style-name="P1"><text:span text:style-name="T1">Patch corre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921cm" svg:height="1.143cm" svg:x="3.634cm" svg:y="12.319cm">
          <text:p text:style-name="P1"><text:span text:style-name="T1">Similarity 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094cm" svg:y1="13.462cm" svg:x2="5.094cm" svg:y2="13.853cm" draw:start-shape="id2" draw:start-glue-point="8" draw:end-shape="id11" draw:end-glue-point="0" svg:d="M5094 13462v391" svg:viewBox="0 0 1 392">
          <text:p/>
        </draw:connector>
        <draw:custom-shape draw:style-name="gr1" draw:text-style-name="P1" xml:id="id12" draw:id="id12" draw:layer="layout" svg:width="2.921cm" svg:height="1.143cm" svg:x="3.634cm" svg:y="15.113cm">
          <text:p text:style-name="P1"><text:span text:style-name="T1">Image pairing</text:span></text:p>
          <text:p text:style-name="P1"><text:span text:style-name="T1">paramet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094cm" svg:y1="14.488cm" svg:x2="5.094cm" svg:y2="15.113cm" draw:start-shape="id11" draw:start-glue-point="2" draw:end-shape="id12" draw:end-glue-point="4" svg:d="M5094 14488v625" svg:viewBox="0 0 1 626">
          <text:p/>
        </draw:connector>
        <draw:connector draw:style-name="gr5" draw:text-style-name="P1" draw:layer="layout" svg:x1="5.094cm" svg:y1="16.256cm" svg:x2="5.095cm" svg:y2="16.647cm" draw:start-shape="id12" draw:start-glue-point="8" draw:end-shape="id13" draw:end-glue-point="0" svg:d="M5094 16256v195h1v196" svg:viewBox="0 0 2 392">
          <text:p/>
        </draw:connector>
        <draw:custom-shape draw:style-name="gr1" draw:text-style-name="P1" xml:id="id14" draw:id="id14" draw:layer="layout" svg:width="2.921cm" svg:height="1.143cm" svg:x="3.635cm" svg:y="17.907cm">
          <text:p text:style-name="P1"><text:span text:style-name="T1">Image pa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127cm" svg:y1="0.698cm" svg:x2="3.825cm" svg:y2="16.964cm" draw:start-shape="id4" draw:start-glue-point="6" draw:end-shape="id13" draw:end-glue-point="3" svg:d="M2127 698h-502v16266h2200" svg:viewBox="0 0 2201 16267">
          <text:p/>
        </draw:connector>
        <draw:custom-shape draw:style-name="gr3" draw:text-style-name="P2" xml:id="id13" draw:id="id13" draw:layer="layout" svg:width="2.54cm" svg:height="0.635cm" svg:x="3.825cm" svg:y="16.647cm">
          <text:p text:style-name="P1"><text:span text:style-name="T1">Image sort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071cm" svg:y1="0.698cm" svg:x2="6.365cm" svg:y2="16.964cm" draw:start-shape="id6" draw:start-glue-point="10" draw:end-shape="id13" draw:end-glue-point="1" svg:d="M8071 698h501v16266h-2207" svg:viewBox="0 0 2208 16267">
          <text:p/>
        </draw:connector>
        <draw:connector draw:style-name="gr6" draw:text-style-name="P1" draw:layer="layout" svg:x1="5.095cm" svg:y1="17.282cm" svg:x2="5.095cm" svg:y2="17.907cm" draw:start-shape="id13" draw:start-glue-point="2" draw:end-shape="id14" draw:end-glue-point="4" svg:d="M5095 17282v625" svg:viewBox="0 0 1 626">
          <text:p/>
        </draw:connector>
        <draw:frame draw:style-name="gr7" draw:text-style-name="P3" draw:layer="layout" svg:width="0.853cm" svg:height="0.607cm" svg:x="0.189cm" svg:y="0.395cm">
          <draw:text-box>
            <text:p><text:span text:style-name="T2">(a)</text:span></text:p>
          </draw:text-box>
        </draw:frame>
        <draw:frame draw:style-name="gr7" draw:text-style-name="P3" draw:layer="layout" svg:width="0.875cm" svg:height="0.607cm" svg:x="0.178cm" svg:y="1.68cm">
          <draw:text-box>
            <text:p><text:span text:style-name="T2">(b)</text:span></text:p>
          </draw:text-box>
        </draw:frame>
        <draw:frame draw:style-name="gr7" draw:text-style-name="P3" draw:layer="layout" svg:width="0.853cm" svg:height="0.607cm" svg:x="0.189cm" svg:y="3.189cm">
          <draw:text-box>
            <text:p><text:span text:style-name="T2">(c)</text:span></text:p>
          </draw:text-box>
        </draw:frame>
        <draw:frame draw:style-name="gr7" draw:text-style-name="P3" draw:layer="layout" svg:width="0.875cm" svg:height="0.607cm" svg:x="0.178cm" svg:y="4.858cm">
          <draw:text-box>
            <text:p><text:span text:style-name="T2">(d)</text:span></text:p>
          </draw:text-box>
        </draw:frame>
        <draw:frame draw:style-name="gr7" draw:text-style-name="P3" draw:layer="layout" svg:width="0.853cm" svg:height="0.607cm" svg:x="0.189cm" svg:y="6.491cm">
          <draw:text-box>
            <text:p><text:span text:style-name="T2">(e)</text:span></text:p>
          </draw:text-box>
        </draw:frame>
        <draw:frame draw:style-name="gr7" draw:text-style-name="P3" draw:layer="layout" svg:width="0.82cm" svg:height="0.607cm" svg:x="0.205cm" svg:y="8.033cm">
          <draw:text-box>
            <text:p><text:span text:style-name="T2">(f)</text:span></text:p>
          </draw:text-box>
        </draw:frame>
        <draw:frame draw:style-name="gr7" draw:text-style-name="P3" draw:layer="layout" svg:width="0.875cm" svg:height="0.607cm" svg:x="0.178cm" svg:y="9.539cm">
          <draw:text-box>
            <text:p><text:span text:style-name="T2">(g)</text:span></text:p>
          </draw:text-box>
        </draw:frame>
        <draw:frame draw:style-name="gr7" draw:text-style-name="P3" draw:layer="layout" svg:width="0.875cm" svg:height="0.607cm" svg:x="0.178cm" svg:y="11.063cm">
          <draw:text-box>
            <text:p><text:span text:style-name="T2">(h)</text:span></text:p>
          </draw:text-box>
        </draw:frame>
        <draw:frame draw:style-name="gr7" draw:text-style-name="P3" draw:layer="layout" svg:width="0.803cm" svg:height="0.607cm" svg:x="0.214cm" svg:y="12.587cm">
          <draw:text-box>
            <text:p><text:span text:style-name="T2">(i)</text:span></text:p>
          </draw:text-box>
        </draw:frame>
        <draw:frame draw:style-name="gr7" draw:text-style-name="P3" draw:layer="layout" svg:width="0.803cm" svg:height="0.607cm" svg:x="0.214cm" svg:y="13.867cm">
          <draw:text-box>
            <text:p><text:span text:style-name="T2">(j)</text:span></text:p>
          </draw:text-box>
        </draw:frame>
        <draw:frame draw:style-name="gr7" draw:text-style-name="P3" draw:layer="layout" svg:width="0.875cm" svg:height="0.607cm" svg:x="0.178cm" svg:y="15.381cm">
          <draw:text-box>
            <text:p><text:span text:style-name="T2">(k)</text:span></text:p>
          </draw:text-box>
        </draw:frame>
        <draw:frame draw:style-name="gr7" draw:text-style-name="P3" draw:layer="layout" svg:width="0.803cm" svg:height="0.607cm" svg:x="0.214cm" svg:y="16.661cm">
          <draw:text-box>
            <text:p><text:span text:style-name="T2">(l)</text:span></text:p>
          </draw:text-box>
        </draw:frame>
        <draw:frame draw:style-name="gr7" draw:text-style-name="P3" draw:layer="layout" svg:width="0.959cm" svg:height="0.607cm" svg:x="0.136cm" svg:y="18.175cm">
          <draw:text-box>
            <text:p><text:span text:style-name="T2">(m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87cm" fo:page-height="19.1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11-19T15:17:35.827888500</meta:creation-date>
    <dc:date>2014-11-19T21:34:06.658467052</dc:date>
    <dc:creator>helio </dc:creator>
    <meta:editing-duration>PT52M34S</meta:editing-duration>
    <meta:editing-cycles>7</meta:editing-cycles>
    <meta:generator>LibreOffice/4.2.7.2$Linux_x86 LibreOffice_project/420m0$Build-2</meta:generator>
    <meta:document-statistic meta:object-count="44"/>
  </office:meta>
</office:document-meta>
</file>